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1.108cm"/>
    </style:style>
    <style:style style:name="co7" style:family="table-column">
      <style:table-column-properties fo:break-before="auto" style:column-width="1.136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2.272cm"/>
    </style:style>
    <style:style style:name="co10" style:family="table-column">
      <style:table-column-properties fo:break-before="auto" style:column-width="1.247cm"/>
    </style:style>
    <style:style style:name="co11" style:family="table-column">
      <style:table-column-properties fo:break-before="auto" style:column-width="1.829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275cm"/>
    </style:style>
    <style:style style:name="co16" style:family="table-column">
      <style:table-column-properties fo:break-before="auto" style:column-width="1.912cm"/>
    </style:style>
    <style:style style:name="co17" style:family="table-column">
      <style:table-column-properties fo:break-before="auto" style:column-width="3.022cm"/>
    </style:style>
    <style:style style:name="co18" style:family="table-column">
      <style:table-column-properties fo:break-before="auto" style:column-width="2.66cm"/>
    </style:style>
    <style:style style:name="co19" style:family="table-column">
      <style:table-column-properties fo:break-before="auto" style:column-width="1.496cm"/>
    </style:style>
    <style:style style:name="co20" style:family="table-column">
      <style:table-column-properties fo:break-before="auto" style:column-width="0.997cm"/>
    </style:style>
    <style:style style:name="co21" style:family="table-column">
      <style:table-column-properties fo:break-before="auto" style:column-width="3.325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1.524cm"/>
    </style:style>
    <style:style style:name="co24" style:family="table-column">
      <style:table-column-properties fo:break-before="auto" style:column-width="1.302cm"/>
    </style:style>
    <style:style style:name="co25" style:family="table-column">
      <style:table-column-properties fo:break-before="auto" style:column-width="1.635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33cm"/>
    </style:style>
    <style:style style:name="co28" style:family="table-column">
      <style:table-column-properties fo:break-before="auto" style:column-width="2.3cm"/>
    </style:style>
    <style:style style:name="co29" style:family="table-column">
      <style:table-column-properties fo:break-before="auto" style:column-width="6.126cm"/>
    </style:style>
    <style:style style:name="co30" style:family="table-column">
      <style:table-column-properties fo:break-before="auto" style:column-width="1.1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craft_5f_armour">
      <style:table-properties table:display="true" style:writing-mode="lr-tb"/>
    </style:style>
    <style:style style:name="ta2" style:family="table" style:master-page-name="PageStyle_5f_craft_5f_weapon">
      <style:table-properties table:display="true" style:writing-mode="lr-tb"/>
    </style:style>
    <style:style style:name="ta3" style:family="table" style:master-page-name="PageStyle_5f_craft_5f_wondrous">
      <style:table-properties table:display="true" style:writing-mode="lr-tb"/>
    </style:style>
    <style:style style:name="ta4" style:family="table" style:master-page-name="PageStyle_5f_craft_5f_ring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raft_armou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table:style-name="Default"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table:style-name="Default"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26]&gt;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7]&gt;20;AND(NOT([.Q27]=&quot;****&quot;);[.Q2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OR([.F28]&gt;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38]&gt;20;AND(NOT([.Q38]=&quot;****&quot;);[.Q3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903">
            <text:p>16828903</text:p>
          </table:table-cell>
          <table:table-cell office:value-type="string">
            <text:p>Great_Invulnerability_15_Magic</text:p>
          </table:table-cell>
          <table:table-cell table:style-name="Default" office:value-type="float" office:value="16828870">
            <text:p>1682887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style-name="Default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904">
            <text:p>16828904</text:p>
          </table:table-cell>
          <table:table-cell office:value-type="string">
            <text:p>Great_Invulnerability_5_Epic</text:p>
          </table:table-cell>
          <table:table-cell table:style-name="Default" office:value-type="float" office:value="16828871">
            <text:p>1682887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905">
            <text:p>16828905</text:p>
          </table:table-cell>
          <table:table-cell office:value-type="string">
            <text:p>Great_Invulnerability_10_Epic</text:p>
          </table:table-cell>
          <table:table-cell table:style-name="Default" office:value-type="float" office:value="16828872">
            <text:p>1682887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6]&gt;20;AND(NOT([.Q46]=&quot;****&quot;);[.Q4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7]&gt;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48]&gt;20;AND(NOT([.Q48]=&quot;****&quot;);[.Q4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49]&gt;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0]&gt;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1]&gt;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2]&gt;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3]&gt;20;AND(NOT([.Q53]=&quot;****&quot;);[.Q5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54]&gt;20;AND(NOT([.Q54]=&quot;****&quot;);[.Q5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5]&gt;20;AND(NOT([.Q55]=&quot;****&quot;);[.Q5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6]&gt;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7]&gt;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8]&gt;20;AND(NOT([.Q58]=&quot;****&quot;);[.Q5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OR([.F59]&gt;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906">
            <text:p>16828906</text:p>
          </table:table-cell>
          <table:table-cell office:value-type="string">
            <text:p>Spell_Resistance_15</text:p>
          </table:table-cell>
          <table:table-cell table:style-name="Default" office:value-type="float" office:value="16828873">
            <text:p>1682887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OR([.F60]&gt;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907">
            <text:p>16828907</text:p>
          </table:table-cell>
          <table:table-cell office:value-type="string">
            <text:p>Spell_Resistance_17</text:p>
          </table:table-cell>
          <table:table-cell table:style-name="Default" office:value-type="float" office:value="16828874">
            <text:p>1682887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OR([.F61]&gt;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908">
            <text:p>16828908</text:p>
          </table:table-cell>
          <table:table-cell office:value-type="string">
            <text:p>Spell_Resistance_19</text:p>
          </table:table-cell>
          <table:table-cell table:style-name="Default" office:value-type="float" office:value="16828875">
            <text:p>1682887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OR([.F62]&gt;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63]&gt;20;AND(NOT([.Q63]=&quot;****&quot;);[.Q6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909">
            <text:p>16828909</text:p>
          </table:table-cell>
          <table:table-cell office:value-type="string">
            <text:p>Spell_Resistance_23</text:p>
          </table:table-cell>
          <table:table-cell table:style-name="Default" office:value-type="float" office:value="16828876">
            <text:p>16828876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OR([.F64]&gt;20;AND(NOT([.Q64]=&quot;****&quot;);[.Q6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910">
            <text:p>16828910</text:p>
          </table:table-cell>
          <table:table-cell office:value-type="string">
            <text:p>Spell_Resistance_25</text:p>
          </table:table-cell>
          <table:table-cell table:style-name="Default" office:value-type="float" office:value="16828877">
            <text:p>16828877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OR([.F65]&gt;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911">
            <text:p>16828911</text:p>
          </table:table-cell>
          <table:table-cell office:value-type="string">
            <text:p>Spell_Resistance_27</text:p>
          </table:table-cell>
          <table:table-cell table:style-name="Default" office:value-type="float" office:value="16828878">
            <text:p>16828878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OR([.F66]&gt;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20;AND(NOT([.Q67]=&quot;****&quot;);[.Q6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eapon" table:style-name="ta2" table:print="false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4]+1)" office:value-type="float" office:value="3">
            <text:p>3</text:p>
          </table:table-cell>
          <table:table-cell table:number-columns-repeated="10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4]&gt;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5]+1)" office:value-type="float" office:value="6">
            <text:p>6</text:p>
          </table:table-cell>
          <table:table-cell table:number-columns-repeated="10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]&gt;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6]+1)" office:value-type="float" office:value="9">
            <text:p>9</text:p>
          </table:table-cell>
          <table:table-cell table:number-columns-repeated="10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]&gt;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7]+1)" office:value-type="float" office:value="12">
            <text:p>12</text:p>
          </table:table-cell>
          <table:table-cell table:number-columns-repeated="10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]&gt;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8]+1)" office:value-type="float" office:value="15">
            <text:p>15</text:p>
          </table:table-cell>
          <table:table-cell table:number-columns-repeated="10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]&gt;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9]+1)" office:value-type="float" office:value="18">
            <text:p>18</text:p>
          </table:table-cell>
          <table:table-cell table:number-columns-repeated="10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9]&gt;20;AND(NOT([.Q9]=&quot;****&quot;);[.Q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0]+1)" office:value-type="float" office:value="21">
            <text:p>21</text:p>
          </table:table-cell>
          <table:table-cell table:number-columns-repeated="10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0]&gt;20;AND(NOT([.Q10]=&quot;****&quot;);[.Q1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1]+1)" office:value-type="float" office:value="24">
            <text:p>24</text:p>
          </table:table-cell>
          <table:table-cell table:number-columns-repeated="10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1]&gt;20;AND(NOT([.Q11]=&quot;****&quot;);[.Q1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2]+1)" office:value-type="float" office:value="27">
            <text:p>27</text:p>
          </table:table-cell>
          <table:table-cell table:number-columns-repeated="10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2]&gt;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3]+1)" office:value-type="float" office:value="30">
            <text:p>30</text:p>
          </table:table-cell>
          <table:table-cell table:number-columns-repeated="10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3]&gt;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4]+1)" office:value-type="float" office:value="33">
            <text:p>33</text:p>
          </table:table-cell>
          <table:table-cell table:number-columns-repeated="10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14]&gt;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5]+1)" office:value-type="float" office:value="36">
            <text:p>36</text:p>
          </table:table-cell>
          <table:table-cell table:number-columns-repeated="10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15]&gt;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6]+1)" office:value-type="float" office:value="39">
            <text:p>39</text:p>
          </table:table-cell>
          <table:table-cell table:number-columns-repeated="10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16]&gt;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7]+1)" office:value-type="float" office:value="42">
            <text:p>42</text:p>
          </table:table-cell>
          <table:table-cell table:number-columns-repeated="10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17]&gt;20;AND(NOT([.Q17]=&quot;****&quot;);[.Q1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8]+1)" office:value-type="float" office:value="45">
            <text:p>45</text:p>
          </table:table-cell>
          <table:table-cell table:number-columns-repeated="10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18]&gt;20;AND(NOT([.Q18]=&quot;****&quot;);[.Q1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19]+1)" office:value-type="float" office:value="48">
            <text:p>48</text:p>
          </table:table-cell>
          <table:table-cell table:number-columns-repeated="10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OR([.F19]&gt;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0]+1)" office:value-type="float" office:value="51">
            <text:p>51</text:p>
          </table:table-cell>
          <table:table-cell table:number-columns-repeated="10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OR([.F20]&gt;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1]+1)" office:value-type="float" office:value="54">
            <text:p>54</text:p>
          </table:table-cell>
          <table:table-cell table:number-columns-repeated="10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OR([.F21]&gt;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2]+1)" office:value-type="float" office:value="57">
            <text:p>57</text:p>
          </table:table-cell>
          <table:table-cell table:number-columns-repeated="10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OR([.F22]&gt;20;AND(NOT([.Q22]=&quot;****&quot;);[.Q2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style-name="ce1" table:formula="oooc:=3*([.A23]+1)" office:value-type="float" office:value="60">
            <text:p>60</text:p>
          </table:table-cell>
          <table:table-cell table:number-columns-repeated="10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OR([.F23]&gt;20;AND(NOT([.Q23]=&quot;****&quot;);[.Q2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style-name="ce1"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24]&gt;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style-name="ce1"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5]&gt;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style-name="ce1"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6]&gt;20;AND(NOT([.Q26]=&quot;****&quot;);[.Q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style-name="ce1"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27]&gt;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style-name="ce1"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28]&gt;20;AND(NOT([.Q28]=&quot;****&quot;);[.Q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  <table:table-cell table:number-columns-repeated="22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style-name="ce1"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OR([.F29]&gt;20;AND(NOT([.Q29]=&quot;****&quot;);[.Q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  <table:table-cell table:number-columns-repeated="22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style-name="ce1"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2" office:value-type="string">
            <text:p>****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OR([.F30]&gt;20;AND(NOT([.Q30]=&quot;****&quot;);[.Q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  <table:table-cell table:number-columns-repeated="22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style-name="ce1"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1]&gt;20;AND(NOT([.Q31]=&quot;****&quot;);[.Q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  <table:table-cell table:number-columns-repeated="22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style-name="ce1"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OR([.F32]&gt;20;AND(NOT([.Q32]=&quot;****&quot;);[.Q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  <table:table-cell table:number-columns-repeated="22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style-name="ce1"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style-name="ce1"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4]&gt;20;AND(NOT([.Q34]=&quot;****&quot;);[.Q3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style-name="ce1"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5]&gt;20;AND(NOT([.Q35]=&quot;****&quot;);[.Q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  <table:table-cell table:number-columns-repeated="22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style-name="ce1"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36]&gt;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style-name="ce1"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37]&gt;20;AND(NOT([.Q37]=&quot;****&quot;);[.Q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style-name="ce1"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38]&gt;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style-name="ce1"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OR([.F39]&gt;20;AND(NOT([.Q39]=&quot;****&quot;);[.Q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  <table:table-cell table:number-columns-repeated="22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style-name="ce1"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40]&gt;20;AND(NOT([.Q40]=&quot;****&quot;);[.Q4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style-name="ce1"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1]&gt;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style-name="ce1"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953">
            <text:p>19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OR([.F42]&gt;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style-name="ce1"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OR([.F43]&gt;20;AND(NOT([.Q43]=&quot;****&quot;);[.Q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style-name="ce1"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****</text:p>
          </table:table-cell>
          <table:table-cell table:formula="oooc:=(OR([.F44]&gt;20;AND(NOT([.Q44]=&quot;****&quot;);[.Q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  <table:table-cell table:number-columns-repeated="22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style-name="ce1"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OR([.F45]&gt;20;AND(NOT([.Q45]=&quot;****&quot;);[.Q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  <table:table-cell table:number-columns-repeated="22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style-name="ce1"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OR([.F46]&gt;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wondrous" table:style-name="ta3" table:print="false">
        <table:table-column table:style-name="co20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number-columns-repeated="3" table:default-cell-style-name="Default"/>
        <table:table-column table:style-name="co1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0" table:default-cell-style-name="ce1"/>
        <table:table-column table:style-name="co19" table:default-cell-style-name="Default"/>
        <table:table-column table:style-name="co9" table:number-columns-repeated="223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9"/>
          <table:table-cell table:style-name="Default"/>
          <table:table-cell table:number-columns-repeated="224"/>
        </table:table-row>
        <table:table-row table:style-name="ro1">
          <table:table-cell table:number-columns-repeated="31"/>
          <table:table-cell table:style-name="Default"/>
          <table:table-cell table:number-columns-repeated="224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Race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BaseItem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table:style-name="Default" office:value-type="string">
            <text:p>Epic</text:p>
          </table:table-cell>
          <table:table-cell office:value-type="string">
            <text:p>Special</text:p>
          </table:table-cell>
          <table:table-cell table:number-columns-repeated="223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string">
            <text:p>Amulet_of_Health_+2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4]&gt;=20;AND(NOT([.Q4]=&quot;****&quot;);[.Q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mulet_of_Health_+4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]&gt;=20;AND(NOT([.Q5]=&quot;****&quot;);[.Q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mulet_of_Health_+6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]&gt;=20;AND(NOT([.Q6]=&quot;****&quot;);[.Q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380">
            <text:p>13380</text:p>
          </table:table-cell>
          <table:table-cell office:value-type="string">
            <text:p>Amulet_of_Natural_Armor_+1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7]&gt;=20;AND(NOT([.Q7]=&quot;****&quot;);[.Q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398">
            <text:p>13398</text:p>
          </table:table-cell>
          <table:table-cell office:value-type="string">
            <text:p>Amulet_of_Natural_Armor_+2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8]&gt;=20;AND(NOT([.Q8]=&quot;****&quot;);[.Q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399">
            <text:p>13399</text:p>
          </table:table-cell>
          <table:table-cell office:value-type="string">
            <text:p>Amulet_of_Natural_Armor_+3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9]&gt;=20;AND(NOT([.Q9]=&quot;****&quot;);[.Q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00">
            <text:p>13400</text:p>
          </table:table-cell>
          <table:table-cell office:value-type="string">
            <text:p>Amulet_of_Natural_Armor_+4</text:p>
          </table:table-cell>
          <table:table-cell/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32000">
            <text:p>32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0]&gt;=20;AND(NOT([.Q10]=&quot;****&quot;);[.Q1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401">
            <text:p>13401</text:p>
          </table:table-cell>
          <table:table-cell office:value-type="string">
            <text:p>Amulet_of_Natural_Armor_+5</text:p>
          </table:table-cell>
          <table:table-cell/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11]&gt;=20;AND(NOT([.Q11]=&quot;****&quot;);[.Q1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Amulet_of_Epic_Natural_Armor_+6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720000">
            <text:p>7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2]&gt;=20;AND(NOT([.Q12]=&quot;****&quot;);[.Q1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Amulet_of_Epic_Natural_Armor_+7</text:p>
          </table:table-cell>
          <table:table-cell/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980000">
            <text:p>9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13]&gt;=20;AND(NOT([.Q13]=&quot;****&quot;);[.Q1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Amulet_of_Epic_Natural_Armor_+8</text:p>
          </table:table-cell>
          <table:table-cell/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280000">
            <text:p>128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4]&gt;=20;AND(NOT([.Q14]=&quot;****&quot;);[.Q1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Amulet_of_Epic_Natural_Armor_+9</text:p>
          </table:table-cell>
          <table:table-cell/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1620000">
            <text:p>162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15]&gt;=20;AND(NOT([.Q15]=&quot;****&quot;);[.Q1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Amulet_of_Epic_Natural_Armor_+10</text:p>
          </table:table-cell>
          <table:table-cell/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string">
            <text:p>****</text:p>
          </table:table-cell>
          <table:table-cell office:value-type="float" office:value="2000000">
            <text:p>200000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16]&gt;=20;AND(NOT([.Q16]=&quot;****&quot;);[.Q1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Belt_of_Giant_Strength_+4</text:p>
          </table:table-cell>
          <table:table-cell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17]&gt;=20;AND(NOT([.Q17]=&quot;****&quot;);[.Q1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Belt_of_Giant_Strength_+6</text:p>
          </table:table-cell>
          <table:table-cell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18]&gt;=20;AND(NOT([.Q18]=&quot;****&quot;);[.Q1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Belt_of_Epic_Strength_+8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19]&gt;=20;AND(NOT([.Q19]=&quot;****&quot;);[.Q1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Belt_of_Epic_Strength_+10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0]&gt;=20;AND(NOT([.Q20]=&quot;****&quot;);[.Q2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Belt_of_Epic_Strength_+12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21]&gt;=20;AND(NOT([.Q21]=&quot;****&quot;);[.Q2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337">
            <text:p>13337</text:p>
          </table:table-cell>
          <table:table-cell office:value-type="string">
            <text:p>Boots_of_Elvenkind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22]&gt;=20;AND(NOT([.Q22]=&quot;****&quot;);[.Q2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343">
            <text:p>13343</text:p>
          </table:table-cell>
          <table:table-cell office:value-type="string">
            <text:p>Boots_of_Speed</text:p>
          </table:table-cell>
          <table:table-cell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23]&gt;=20;AND(NOT([.Q23]=&quot;****&quot;);[.Q2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Boots_of_Swiftness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8" office:value-type="string">
            <text:p>****</text:p>
          </table:table-cell>
          <table:table-cell office:value-type="float" office:value="256000">
            <text:p>256000</text:p>
          </table:table-cell>
          <table:table-cell office:value-type="float" office:value="26">
            <text:p>26</text:p>
          </table:table-cell>
          <table:table-cell table:number-columns-repeated="12" office:value-type="string">
            <text:p>****</text:p>
          </table:table-cell>
          <table:table-cell table:formula="oooc:=(OR([.F24]&gt;=20;AND(NOT([.Q24]=&quot;****&quot;);[.Q2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Boots_of_Teleportation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25]&gt;=20;AND(NOT([.Q25]=&quot;****&quot;);[.Q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314">
            <text:p>48314</text:p>
          </table:table-cell>
          <table:table-cell office:value-type="string">
            <text:p>Boots_of_the_Winterlands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12" office:value-type="string">
            <text:p>****</text:p>
          </table:table-cell>
          <table:table-cell office:value-type="float" office:value="26">
            <text:p>26</text:p>
          </table:table-cell>
          <table:table-cell table:number-columns-repeated="12" office:value-type="string">
            <text:p>****</text:p>
          </table:table-cell>
          <table:table-cell table:formula="oooc:=(OR([.F26]&gt;=20;AND(NOT([.Q26]=&quot;****&quot;);[.Q2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350">
            <text:p>13350</text:p>
          </table:table-cell>
          <table:table-cell office:value-type="string">
            <text:p>Bracers_of_Armor_+1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27]&gt;=20;AND(NOT([.Q27]=&quot;****&quot;);[.Q2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356">
            <text:p>13356</text:p>
          </table:table-cell>
          <table:table-cell office:value-type="string">
            <text:p>Bracers_of_Armor_+2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28]&gt;=20;AND(NOT([.Q28]=&quot;****&quot;);[.Q2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57">
            <text:p>13357</text:p>
          </table:table-cell>
          <table:table-cell office:value-type="string">
            <text:p>Bracers_of_Armor_+3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29]&gt;=20;AND(NOT([.Q29]=&quot;****&quot;);[.Q2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358">
            <text:p>13358</text:p>
          </table:table-cell>
          <table:table-cell office:value-type="string">
            <text:p>Bracers_of_Armor_+4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30]&gt;=20;AND(NOT([.Q30]=&quot;****&quot;);[.Q3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359">
            <text:p>13359</text:p>
          </table:table-cell>
          <table:table-cell office:value-type="string">
            <text:p>Bracers_of_Armor_+5</text:p>
          </table:table-cell>
          <table:table-cell/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31]&gt;=20;AND(NOT([.Q31]=&quot;****&quot;);[.Q3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0846">
            <text:p>90846</text:p>
          </table:table-cell>
          <table:table-cell office:value-type="string">
            <text:p>Bracers_of_Armor_+6</text:p>
          </table:table-cell>
          <table:table-cell/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32]&gt;=20;AND(NOT([.Q32]=&quot;****&quot;);[.Q3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0847">
            <text:p>90847</text:p>
          </table:table-cell>
          <table:table-cell office:value-type="string">
            <text:p>Bracers_of_Armor_+7</text:p>
          </table:table-cell>
          <table:table-cell/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33]&gt;=20;AND(NOT([.Q33]=&quot;****&quot;);[.Q3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848">
            <text:p>90848</text:p>
          </table:table-cell>
          <table:table-cell office:value-type="string">
            <text:p>Bracers_of_Armor_+8</text:p>
          </table:table-cell>
          <table:table-cell/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64000">
            <text:p>64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34]&gt;=20;AND(NOT([.Q34]=&quot;****&quot;);[.Q3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Bracers_of_Epic_Armor_+11</text:p>
          </table:table-cell>
          <table:table-cell/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210000">
            <text:p>121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OR([.F35]&gt;=20;AND(NOT([.Q35]=&quot;****&quot;);[.Q3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Bracers_of_Epic_Armor_+12</text:p>
          </table:table-cell>
          <table:table-cell/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36]&gt;=20;AND(NOT([.Q36]=&quot;****&quot;);[.Q36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Bracers_of_Epic_Armor_+13</text:p>
          </table:table-cell>
          <table:table-cell/>
          <table:table-cell office:value-type="string">
            <text:p>M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690000">
            <text:p>169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37]&gt;=20;AND(NOT([.Q37]=&quot;****&quot;);[.Q37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Bracers_of_Epic_Armor_+14</text:p>
          </table:table-cell>
          <table:table-cell/>
          <table:table-cell office:value-type="string">
            <text:p>M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1960000">
            <text:p>196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OR([.F38]&gt;=20;AND(NOT([.Q38]=&quot;****&quot;);[.Q3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Bracers_of_Epic_Armor_+15</text:p>
          </table:table-cell>
          <table:table-cell/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table:number-columns-repeated="7" office:value-type="string">
            <text:p>****</text:p>
          </table:table-cell>
          <table:table-cell office:value-type="float" office:value="2250000">
            <text:p>22500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OR([.F39]&gt;=20;AND(NOT([.Q39]=&quot;****&quot;);[.Q3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Bracers_of_Epic_Health_+8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0]&gt;=20;AND(NOT([.Q40]=&quot;****&quot;);[.Q4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Bracers_of_Epic_Health_+10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41]&gt;=20;AND(NOT([.Q41]=&quot;****&quot;);[.Q41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Bracers_of_Epic_Health_+12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42]&gt;=20;AND(NOT([.Q42]=&quot;****&quot;);[.Q42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Bracers_of_Relentless_Might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string">
            <text:p>ENLARGE</text:p>
          </table:table-cell>
          <table:table-cell table:number-columns-repeated="5" office:value-type="string">
            <text:p>****</text:p>
          </table:table-cell>
          <table:table-cell office:value-type="float" office:value="4384000">
            <text:p>438400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5" office:value-type="string">
            <text:p>****</text:p>
          </table:table-cell>
          <table:table-cell table:formula="oooc:=(OR([.F43]&gt;=20;AND(NOT([.Q43]=&quot;****&quot;);[.Q43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887">
            <text:p>48887</text:p>
          </table:table-cell>
          <table:table-cell office:value-type="string">
            <text:p>Brooch_of_Shielding</text:p>
          </table:table-cell>
          <table:table-cell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7" office:value-type="string">
            <text:p>****</text:p>
          </table:table-cell>
          <table:table-cell office:value-type="float" office:value="1500">
            <text:p>15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formula="oooc:=(OR([.F44]&gt;=20;AND(NOT([.Q44]=&quot;****&quot;);[.Q4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646">
            <text:p>40646</text:p>
          </table:table-cell>
          <table:table-cell office:value-type="string">
            <text:p>Circlet_of_Blasting_Minor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6480">
            <text:p>648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5]&gt;=20;AND(NOT([.Q45]=&quot;****&quot;);[.Q4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648">
            <text:p>40648</text:p>
          </table:table-cell>
          <table:table-cell office:value-type="string">
            <text:p>Circlet_of_Blasting_Major</text:p>
          </table:table-cell>
          <table:table-cell/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table:number-columns-repeated="7" office:value-type="string">
            <text:p>****</text:p>
          </table:table-cell>
          <table:table-cell office:value-type="float" office:value="23760">
            <text:p>2376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46]&gt;=20;AND(NOT([.Q46]=&quot;****&quot;);[.Q46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Circlet_of_Persuasion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47]&gt;=20;AND(NOT([.Q47]=&quot;****&quot;);[.Q4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6543">
            <text:p>66543</text:p>
          </table:table-cell>
          <table:table-cell office:value-type="string">
            <text:p>Cloak_of_Arachnida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11" office:value-type="string">
            <text:p>****</text:p>
          </table:table-cell>
          <table:table-cell office:value-type="float" office:value="14000">
            <text:p>14000</text:p>
          </table:table-cell>
          <table:table-cell office:value-type="float" office:value="80">
            <text:p>80</text:p>
          </table:table-cell>
          <table:table-cell table:number-columns-repeated="12" office:value-type="string">
            <text:p>****</text:p>
          </table:table-cell>
          <table:table-cell table:formula="oooc:=(OR([.F48]&gt;=20;AND(NOT([.Q48]=&quot;****&quot;);[.Q48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545">
            <text:p>66545</text:p>
          </table:table-cell>
          <table:table-cell office:value-type="string">
            <text:p>Cloak_of_the_Bat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string">
            <text:p>FLY</text:p>
          </table:table-cell>
          <table:table-cell table:number-columns-repeated="6" office:value-type="string">
            <text:p>****</text:p>
          </table:table-cell>
          <table:table-cell office:value-type="float" office:value="26000">
            <text:p>26000</text:p>
          </table:table-cell>
          <table:table-cell office:value-type="float" office:value="80">
            <text:p>80</text:p>
          </table:table-cell>
          <table:table-cell table:number-columns-repeated="12" office:value-type="string">
            <text:p>****</text:p>
          </table:table-cell>
          <table:table-cell table:formula="oooc:=(OR([.F49]&gt;=20;AND(NOT([.Q49]=&quot;****&quot;);[.Q4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Cloak_of_Charisma_+2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50]&gt;=20;AND(NOT([.Q50]=&quot;****&quot;);[.Q5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Cloak_of_Charisma_+4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51]&gt;=20;AND(NOT([.Q51]=&quot;****&quot;);[.Q5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Cloak_of_Charisma_+6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52]&gt;=20;AND(NOT([.Q52]=&quot;****&quot;);[.Q5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loak_of_Epic_Charisma_+8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3]&gt;=20;AND(NOT([.Q53]=&quot;****&quot;);[.Q53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loak_of_Epic_Charisma_+10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54]&gt;=20;AND(NOT([.Q54]=&quot;****&quot;);[.Q5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Cloak_of_Epic_Charisma_+12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55]&gt;=20;AND(NOT([.Q55]=&quot;****&quot;);[.Q55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Cloak_of_Displacement_Minor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24000">
            <text:p>24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6]&gt;=20;AND(NOT([.Q56]=&quot;****&quot;);[.Q5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loak_of_Displacement_Major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number-columns-repeated="7" office:value-type="string">
            <text:p>****</text:p>
          </table:table-cell>
          <table:table-cell office:value-type="float" office:value="50000">
            <text:p>50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7]&gt;=20;AND(NOT([.Q57]=&quot;****&quot;);[.Q5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Cloak_of_Elvenkind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58]&gt;=20;AND(NOT([.Q58]=&quot;****&quot;);[.Q5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loak_of_Etherealness</text:p>
          </table:table-cell>
          <table:table-cell/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55000">
            <text:p>550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59]&gt;=20;AND(NOT([.Q59]=&quot;****&quot;);[.Q5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loak_of_Resistance_+1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">
            <text:p>1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OR([.F60]&gt;=20;AND(NOT([.Q60]=&quot;****&quot;);[.Q60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loak_of_Resistance_+2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61]&gt;=20;AND(NOT([.Q61]=&quot;****&quot;);[.Q6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loak_of_Resistance_+3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9000">
            <text:p>9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OR([.F62]&gt;=20;AND(NOT([.Q62]=&quot;****&quot;);[.Q62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Cloak_of_Resistance_+4</text:p>
          </table:table-cell>
          <table:table-cell/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63]&gt;=20;AND(NOT([.Q63]=&quot;****&quot;);[.Q6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Cloak_of_Resistance_+5</text:p>
          </table:table-cell>
          <table:table-cell/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64]&gt;=20;AND(NOT([.Q64]=&quot;****&quot;);[.Q64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Cloak_of_Epic_Resistance_+6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360000">
            <text:p>36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65]&gt;=20;AND(NOT([.Q65]=&quot;****&quot;);[.Q65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Cloak_of_Epic_Resistance_+7</text:p>
          </table:table-cell>
          <table:table-cell/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490000">
            <text:p>49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OR([.F66]&gt;=20;AND(NOT([.Q66]=&quot;****&quot;);[.Q6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Cloak_of_Epic_Resistance_+8</text:p>
          </table:table-cell>
          <table:table-cell/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67]&gt;=20;AND(NOT([.Q67]=&quot;****&quot;);[.Q67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Cloak_of_Epic_Resistance_+9</text:p>
          </table:table-cell>
          <table:table-cell/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810000">
            <text:p>81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OR([.F68]&gt;=20;AND(NOT([.Q68]=&quot;****&quot;);[.Q6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Cloak_of_Epic_Resistance_+10</text:p>
          </table:table-cell>
          <table:table-cell/>
          <table:table-cell office:value-type="string">
            <text:p>M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69]&gt;=20;AND(NOT([.Q69]=&quot;****&quot;);[.Q69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0650">
            <text:p>40650</text:p>
          </table:table-cell>
          <table:table-cell office:value-type="string">
            <text:p>Eyes_of_Charming</text:p>
          </table:table-cell>
          <table:table-cell/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****</text:p>
          </table:table-cell>
          <table:table-cell office:value-type="float" office:value="56000">
            <text:p>560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OR([.F70]&gt;=20;AND(NOT([.Q70]=&quot;****&quot;);[.Q7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652">
            <text:p>40652</text:p>
          </table:table-cell>
          <table:table-cell office:value-type="string">
            <text:p>Eyes_of_Doom</text:p>
          </table:table-cell>
          <table:table-cell/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DEATHWATCH</text:p>
          </table:table-cell>
          <table:table-cell office:value-type="float" office:value="54">
            <text:p>54</text:p>
          </table:table-cell>
          <table:table-cell table:number-columns-repeated="5" office:value-type="string">
            <text:p>****</text:p>
          </table:table-cell>
          <table:table-cell office:value-type="float" office:value="25000">
            <text:p>25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71]&gt;=20;AND(NOT([.Q71]=&quot;****&quot;);[.Q71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FIX</text:p>
          </table:table-cell>
          <table:table-cell table:number-columns-repeated="22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0654">
            <text:p>40654</text:p>
          </table:table-cell>
          <table:table-cell office:value-type="string">
            <text:p>Eyes_of_the_Eagle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7" office:value-type="string">
            <text:p>****</text:p>
          </table:table-cell>
          <table:table-cell office:value-type="float" office:value="2500">
            <text:p>250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72]&gt;=20;AND(NOT([.Q72]=&quot;****&quot;);[.Q7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656">
            <text:p>40656</text:p>
          </table:table-cell>
          <table:table-cell office:value-type="string">
            <text:p>Eyes_of_Petrification</text:p>
          </table:table-cell>
          <table:table-cell/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table:number-columns-repeated="7" office:value-type="string">
            <text:p>****</text:p>
          </table:table-cell>
          <table:table-cell office:value-type="float" office:value="98000">
            <text:p>98000</text:p>
          </table:table-cell>
          <table:table-cell office:value-type="float" office:value="17">
            <text:p>17</text:p>
          </table:table-cell>
          <table:table-cell table:number-columns-repeated="12" office:value-type="string">
            <text:p>****</text:p>
          </table:table-cell>
          <table:table-cell table:formula="oooc:=(OR([.F73]&gt;=20;AND(NOT([.Q73]=&quot;****&quot;);[.Q7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7783">
            <text:p>67783</text:p>
          </table:table-cell>
          <table:table-cell office:value-type="string">
            <text:p>Gauntlets_of_Ogre_Power</text:p>
          </table:table-cell>
          <table:table-cell/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4]&gt;=20;AND(NOT([.Q74]=&quot;****&quot;);[.Q7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loves_of_Dexterity_+2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OR([.F75]&gt;=20;AND(NOT([.Q75]=&quot;****&quot;);[.Q7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Gloves_of_Dexterity_+4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OR([.F76]&gt;=20;AND(NOT([.Q76]=&quot;****&quot;);[.Q7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Gloves_of_Dexterity_+6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OR([.F77]&gt;=20;AND(NOT([.Q77]=&quot;****&quot;);[.Q7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Gloves_of_Epic_Dexterity_+8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OR([.F78]&gt;=20;AND(NOT([.Q78]=&quot;****&quot;);[.Q7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Gloves_of_Epic_Dexterity_+10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OR([.F79]&gt;=20;AND(NOT([.Q79]=&quot;****&quot;);[.Q7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Gloves_of_Epic_Dexterity_+12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OR([.F80]&gt;=20;AND(NOT([.Q80]=&quot;****&quot;);[.Q8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0658">
            <text:p>40658</text:p>
          </table:table-cell>
          <table:table-cell office:value-type="string">
            <text:p>Goggles_of_Minute_Seeing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number-columns-repeated="7" office:value-type="string">
            <text:p>****</text:p>
          </table:table-cell>
          <table:table-cell office:value-type="float" office:value="1250">
            <text:p>1250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OR([.F81]&gt;=20;AND(NOT([.Q81]=&quot;****&quot;);[.Q8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660">
            <text:p>40660</text:p>
          </table:table-cell>
          <table:table-cell office:value-type="string">
            <text:p>Goggles_of_Night</text:p>
          </table:table-cell>
          <table:table-cell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DARKVISION</text:p>
          </table:table-cell>
          <table:table-cell table:number-columns-repeated="7" office:value-type="string">
            <text:p>****</text:p>
          </table:table-cell>
          <table:table-cell office:value-type="float" office:value="12000">
            <text:p>12000</text:p>
          </table:table-cell>
          <table:table-cell table:number-columns-repeated="13" office:value-type="string">
            <text:p>****</text:p>
          </table:table-cell>
          <table:table-cell table:formula="oooc:=(OR([.F82]&gt;=20;AND(NOT([.Q82]=&quot;****&quot;);[.Q8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nd_of_Glory</text:p>
          </table:table-cell>
          <table:table-cell/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8" office:value-type="string">
            <text:p>****</text:p>
          </table:table-cell>
          <table:table-cell office:value-type="float" office:value="8000">
            <text:p>80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style-name="Default" table:formula="oooc:=(OR([.F83]&gt;=20;AND(NOT([.Q83]=&quot;****&quot;);[.Q8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Hand_of_the_Mage</text:p>
          </table:table-cell>
          <table:table-cell/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office:value-type="float" office:value="900">
            <text:p>900</text:p>
          </table:table-cell>
          <table:table-cell office:value-type="float" office:value="19">
            <text:p>19</text:p>
          </table:table-cell>
          <table:table-cell table:number-columns-repeated="12" office:value-type="string">
            <text:p>****</text:p>
          </table:table-cell>
          <table:table-cell table:style-name="Default" table:formula="oooc:=(OR([.F84]&gt;=20;AND(NOT([.Q84]=&quot;****&quot;);[.Q8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0662">
            <text:p>40662</text:p>
          </table:table-cell>
          <table:table-cell office:value-type="string">
            <text:p>Headband_of_Intellect_+2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style-name="Default" table:formula="oooc:=(OR([.F85]&gt;=20;AND(NOT([.Q85]=&quot;****&quot;);[.Q8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0664">
            <text:p>40664</text:p>
          </table:table-cell>
          <table:table-cell office:value-type="string">
            <text:p>Headband_of_Intellect_+4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16000">
            <text:p>1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style-name="Default" table:formula="oooc:=(OR([.F86]&gt;=20;AND(NOT([.Q86]=&quot;****&quot;);[.Q8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665">
            <text:p>40665</text:p>
          </table:table-cell>
          <table:table-cell office:value-type="string">
            <text:p>Headband_of_Intellect_+6</text:p>
          </table:table-cell>
          <table:table-cell/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table:number-columns-repeated="7" office:value-type="string">
            <text:p>****</text:p>
          </table:table-cell>
          <table:table-cell office:value-type="float" office:value="36000">
            <text:p>36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style-name="Default" table:formula="oooc:=(OR([.F87]&gt;=20;AND(NOT([.Q87]=&quot;****&quot;);[.Q8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Headband_of_Epic_Intellect_+8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640000">
            <text:p>6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style-name="Default" table:formula="oooc:=(OR([.F88]&gt;=20;AND(NOT([.Q88]=&quot;****&quot;);[.Q88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Headband_of_Epic_Intellect_+10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000000">
            <text:p>100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89]&gt;=20;AND(NOT([.Q89]=&quot;****&quot;);[.Q89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Headband_of_Epic_Intellect_+12</text:p>
          </table:table-cell>
          <table:table-cell/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****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****</text:p>
          </table:table-cell>
          <table:table-cell office:value-type="string">
            <text:p>COMMUNE</text:p>
          </table:table-cell>
          <table:table-cell office:value-type="float" office:value="376">
            <text:p>376</text:p>
          </table:table-cell>
          <table:table-cell table:number-columns-repeated="3" office:value-type="string">
            <text:p>****</text:p>
          </table:table-cell>
          <table:table-cell office:value-type="float" office:value="1440000">
            <text:p>14400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style-name="Default" table:formula="oooc:=(OR([.F90]&gt;=20;AND(NOT([.Q90]=&quot;****&quot;);[.Q90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666">
            <text:p>40666</text:p>
          </table:table-cell>
          <table:table-cell office:value-type="string">
            <text:p>Helm_of_Brilliance</text:p>
          </table:table-cell>
          <table:table-cell/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11" office:value-type="string">
            <text:p>****</text:p>
          </table:table-cell>
          <table:table-cell office:value-type="float" office:value="125000">
            <text:p>125000</text:p>
          </table:table-cell>
          <table:table-cell table:number-columns-repeated="13" office:value-type="string">
            <text:p>****</text:p>
          </table:table-cell>
          <table:table-cell table:style-name="Default" table:formula="oooc:=(OR([.F91]&gt;=20;AND(NOT([.Q91]=&quot;****&quot;);[.Q9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3"/>
        </table:table-row>
        <table:table-row table:style-name="ro2">
          <table:table-cell office:value-type="float" office:value="88">
            <text:p>88</text:p>
          </table:table-cell>
          <table:table-cell/>
          <table:table-cell office:value-type="string">
            <text:p>Helm_of_Teleportation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74">
            <text:p>2874</text:p>
          </table:table-cell>
          <table:table-cell table:number-columns-repeated="7" office:value-type="string">
            <text:p>****</text:p>
          </table:table-cell>
          <table:table-cell office:value-type="float" office:value="73500">
            <text:p>735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169">
            <text:p>116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style-name="Default" table:formula="oooc:=(OR([.F92]&gt;=20;AND(NOT([.Q92]=&quot;****&quot;);[.Q9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Mantle_of_Spell_Resistance</text:p>
          </table:table-cell>
          <table:table-cell/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90000">
            <text:p>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style-name="Default" table:formula="oooc:=(OR([.F93]&gt;=20;AND(NOT([.Q93]=&quot;****&quot;);[.Q9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1028">
            <text:p>91028</text:p>
          </table:table-cell>
          <table:table-cell office:value-type="string">
            <text:p>Mantle_of_Epic_Spell_Resistance</text:p>
          </table:table-cell>
          <table:table-cell/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 office:value-type="string">
            <text:p>****</text:p>
          </table:table-cell>
          <table:table-cell office:value-type="float" office:value="290000">
            <text:p>29000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style-name="Default" table:formula="oooc:=(OR([.F94]&gt;=20;AND(NOT([.Q94]=&quot;****&quot;);[.Q94]&gt;5)))*1" office:value-type="float" office:value="1">
            <text:p>1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452">
            <text:p>90452</text:p>
          </table:table-cell>
          <table:table-cell office:value-type="string">
            <text:p>Mask_of_the_Skull</text:p>
          </table:table-cell>
          <table:table-cell/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8" office:value-type="string">
            <text:p>****</text:p>
          </table:table-cell>
          <table:table-cell office:value-type="float" office:value="22000">
            <text:p>22000</text:p>
          </table:table-cell>
          <table:table-cell table:number-columns-repeated="13" office:value-type="string">
            <text:p>****</text:p>
          </table:table-cell>
          <table:table-cell table:style-name="Default" table:formula="oooc:=(OR([.F95]&gt;=20;AND(NOT([.Q95]=&quot;****&quot;);[.Q95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2">
            <text:p>92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96]&gt;=20;AND(NOT([.Q96]=&quot;****&quot;);[.Q96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3">
            <text:p>93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97]&gt;=20;AND(NOT([.Q97]=&quot;****&quot;);[.Q97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4">
            <text:p>94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98]&gt;=20;AND(NOT([.Q98]=&quot;****&quot;);[.Q98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5">
            <text:p>95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99]&gt;=20;AND(NOT([.Q99]=&quot;****&quot;);[.Q99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6">
            <text:p>96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100]&gt;=20;AND(NOT([.Q100]=&quot;****&quot;);[.Q100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7">
            <text:p>97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101]&gt;=20;AND(NOT([.Q101]=&quot;****&quot;);[.Q101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8">
            <text:p>98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102]&gt;=20;AND(NOT([.Q102]=&quot;****&quot;);[.Q102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99">
            <text:p>99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103]&gt;=20;AND(NOT([.Q103]=&quot;****&quot;);[.Q103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  <table:table-row table:style-name="ro1">
          <table:table-cell office:value-type="float" office:value="100">
            <text:p>100</text:p>
          </table:table-cell>
          <table:table-cell table:number-columns-repeated="3"/>
          <table:table-cell office:value-type="string">
            <text:p>M</text:p>
          </table:table-cell>
          <table:table-cell/>
          <table:table-cell table:number-columns-repeated="25" office:value-type="string">
            <text:p>****</text:p>
          </table:table-cell>
          <table:table-cell table:formula="oooc:=(OR([.F104]&gt;=20;AND(NOT([.Q104]=&quot;****&quot;);[.Q104]&gt;5)))*1" office:value-type="float" office:value="0">
            <text:p>0</text:p>
          </table:table-cell>
          <table:table-cell office:value-type="string">
            <text:p>****</text:p>
          </table:table-cell>
          <table:table-cell table:number-columns-repeated="223"/>
        </table:table-row>
      </table:table>
      <table:table table:name="craft_ring" table:style-name="ta4" table:print="false">
        <table:table-column table:style-name="co9" table:number-columns-repeated="256" table:default-cell-style-name="Default"/>
        <table:table-row table:style-name="ro1">
          <table:table-cell/>
          <table:table-cell office:value-type="string">
            <text:p>bMag</text:p>
          </table:table-cell>
          <table:table-cell table:number-columns-repeated="254"/>
        </table:table-row>
        <table:table-row table:style-name="ro1">
          <table:table-cell office:value-type="string">
            <text:p>bM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P0" style:volatile="true">
      <number:text>$</number:text>
      <number:number number:decimal-places="0" number:min-integer-digits="1" number:grouping="true"/>
    </number:number-style>
    <number:number-style style:name="N114">
      <number:text>-$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</number:number-style>
    <number:number-style style:name="N115">
      <style:text-properties fo:color="#ff0000"/>
      <number:text>-$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number:text>-$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-$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-$</number:text>
      <number:number number:decimal-places="0" number:min-integer-digits="1" number:grouping="true"/>
      <number:text> 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-$</number:text>
      <number:number number:decimal-places="2" number:min-integer-digits="1" number:grouping="true"/>
      <number:text> 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3">13/09/2006</text:date>, <text:time>18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aft_5f_armour" style:display-name="PageStyle_craft_armou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eapon" style:display-name="PageStyle_craft_weap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wondrous" style:display-name="PageStyle_craft_wondrou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raft_5f_ring" style:display-name="PageStyle_craft_ring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creator>hugh</dc:creator>
    <dc:date>2006-09-12T13:08:30</dc:date>
    <meta:print-date>1601-01-01T10:06:07</meta:print-date>
    <dc:language>en-US</dc:language>
    <meta:editing-cycles>95</meta:editing-cycles>
    <meta:editing-duration>PT11H15M37S</meta:editing-duration>
    <meta:user-defined meta:name="Info 1"/>
    <meta:user-defined meta:name="Info 2"/>
    <meta:user-defined meta:name="Info 3"/>
    <meta:user-defined meta:name="Info 4"/>
    <meta:document-statistic meta:table-count="4" meta:cell-count="6831"/>
  </office:meta>
</office:document-meta>
</file>